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ce5" officeooo:paragraph-rsid="0005dce5"/>
    </style:style>
    <style:style style:name="P2" style:family="paragraph" style:parent-style-name="Standard">
      <style:paragraph-properties fo:text-align="end" style:justify-single-word="false"/>
      <style:text-properties officeooo:rsid="000e5f9b" officeooo:paragraph-rsid="000e5f9b"/>
    </style:style>
    <style:style style:name="P3" style:family="paragraph" style:parent-style-name="Standard" style:list-style-name="L1">
      <style:paragraph-properties fo:line-height="200%"/>
      <style:text-properties officeooo:rsid="0005dce5" officeooo:paragraph-rsid="0005dce5"/>
    </style:style>
    <style:style style:name="P4" style:family="paragraph" style:parent-style-name="Standard" style:list-style-name="L1">
      <style:paragraph-properties fo:line-height="200%"/>
      <style:text-properties officeooo:rsid="0007ac85" officeooo:paragraph-rsid="0007ac85"/>
    </style:style>
    <style:style style:name="P5" style:family="paragraph" style:parent-style-name="Standard" style:list-style-name="L1">
      <style:paragraph-properties fo:line-height="200%"/>
      <style:text-properties officeooo:rsid="0007ac85" officeooo:paragraph-rsid="0008170b"/>
    </style:style>
    <style:style style:name="P6" style:family="paragraph" style:parent-style-name="Standard" style:list-style-name="L1">
      <style:paragraph-properties fo:line-height="200%"/>
      <style:text-properties officeooo:rsid="0007ac85" officeooo:paragraph-rsid="000983cb"/>
    </style:style>
    <style:style style:name="P7" style:family="paragraph" style:parent-style-name="Standard" style:list-style-name="L1">
      <style:paragraph-properties fo:line-height="200%"/>
      <style:text-properties officeooo:rsid="0007ac85" officeooo:paragraph-rsid="001a23ed"/>
    </style:style>
    <style:style style:name="P8" style:family="paragraph" style:parent-style-name="Standard" style:list-style-name="L1">
      <style:paragraph-properties fo:line-height="200%"/>
      <style:text-properties officeooo:rsid="0007ac85" officeooo:paragraph-rsid="000a0c2f"/>
    </style:style>
    <style:style style:name="P9" style:family="paragraph" style:parent-style-name="Standard" style:list-style-name="L1">
      <style:paragraph-properties fo:line-height="200%"/>
      <style:text-properties officeooo:rsid="0007ac85" officeooo:paragraph-rsid="000be89c"/>
    </style:style>
    <style:style style:name="P10" style:family="paragraph" style:parent-style-name="Standard" style:list-style-name="L1">
      <style:paragraph-properties fo:line-height="200%"/>
      <style:text-properties officeooo:rsid="0007ac85" officeooo:paragraph-rsid="000d48eb"/>
    </style:style>
    <style:style style:name="P11" style:family="paragraph" style:parent-style-name="Standard" style:list-style-name="L1">
      <style:paragraph-properties fo:line-height="200%"/>
      <style:text-properties officeooo:rsid="0007ac85" officeooo:paragraph-rsid="000f7220"/>
    </style:style>
    <style:style style:name="P12" style:family="paragraph" style:parent-style-name="Standard" style:list-style-name="L1">
      <style:paragraph-properties fo:line-height="200%"/>
      <style:text-properties officeooo:rsid="0007ac85" officeooo:paragraph-rsid="0010f940"/>
    </style:style>
    <style:style style:name="P13" style:family="paragraph" style:parent-style-name="Standard" style:list-style-name="L1">
      <style:paragraph-properties fo:line-height="200%"/>
      <style:text-properties officeooo:rsid="0007ac85" officeooo:paragraph-rsid="001323e6"/>
    </style:style>
    <style:style style:name="P14" style:family="paragraph" style:parent-style-name="Standard" style:list-style-name="L1">
      <style:paragraph-properties fo:line-height="200%"/>
      <style:text-properties officeooo:rsid="0007ac85" officeooo:paragraph-rsid="001412f9"/>
    </style:style>
    <style:style style:name="P15" style:family="paragraph" style:parent-style-name="Standard" style:list-style-name="L1">
      <style:paragraph-properties fo:line-height="200%"/>
      <style:text-properties officeooo:rsid="0007ac85" officeooo:paragraph-rsid="00156a0c"/>
    </style:style>
    <style:style style:name="P16" style:family="paragraph" style:parent-style-name="Standard" style:list-style-name="L1">
      <style:paragraph-properties fo:line-height="200%"/>
      <style:text-properties officeooo:rsid="0007ac85" officeooo:paragraph-rsid="00157895"/>
    </style:style>
    <style:style style:name="P17" style:family="paragraph" style:parent-style-name="Standard" style:list-style-name="L1">
      <style:paragraph-properties fo:line-height="200%"/>
      <style:text-properties officeooo:rsid="0007ac85" officeooo:paragraph-rsid="0016f1a8"/>
    </style:style>
    <style:style style:name="P18" style:family="paragraph" style:parent-style-name="Standard" style:list-style-name="L1">
      <style:paragraph-properties fo:line-height="200%"/>
      <style:text-properties officeooo:rsid="0008170b" officeooo:paragraph-rsid="0008170b"/>
    </style:style>
    <style:style style:name="P19" style:family="paragraph" style:parent-style-name="Standard" style:list-style-name="L1">
      <style:paragraph-properties fo:line-height="200%"/>
      <style:text-properties style:text-underline-style="none" officeooo:rsid="00199771" officeooo:paragraph-rsid="00199771"/>
    </style:style>
    <style:style style:name="P20" style:family="paragraph" style:parent-style-name="Standard" style:list-style-name="L1">
      <style:paragraph-properties fo:line-height="200%"/>
      <style:text-properties style:text-underline-style="none" officeooo:rsid="000be89c" officeooo:paragraph-rsid="000be89c"/>
    </style:style>
    <style:style style:name="P21" style:family="paragraph" style:parent-style-name="Standard" style:list-style-name="L1">
      <style:paragraph-properties fo:line-height="200%"/>
      <style:text-properties officeooo:rsid="00199771" officeooo:paragraph-rsid="00199771"/>
    </style:style>
    <style:style style:name="P22" style:family="paragraph" style:parent-style-name="Standard" style:list-style-name="L1">
      <style:paragraph-properties fo:line-height="200%"/>
      <style:text-properties officeooo:rsid="000be89c" officeooo:paragraph-rsid="000be89c"/>
    </style:style>
    <style:style style:name="P23" style:family="paragraph" style:parent-style-name="Standard" style:list-style-name="L1">
      <style:paragraph-properties fo:line-height="200%"/>
      <style:text-properties officeooo:rsid="001dd322" officeooo:paragraph-rsid="001dd322"/>
    </style:style>
    <style:style style:name="P24" style:family="paragraph" style:parent-style-name="Standard" style:list-style-name="L1">
      <style:paragraph-properties fo:line-height="200%"/>
      <style:text-properties officeooo:rsid="000d48eb" officeooo:paragraph-rsid="000d48eb"/>
    </style:style>
    <style:style style:name="P25" style:family="paragraph" style:parent-style-name="Standard" style:list-style-name="L1">
      <style:paragraph-properties fo:line-height="200%"/>
      <style:text-properties officeooo:rsid="001e45a6" officeooo:paragraph-rsid="001e45a6"/>
    </style:style>
    <style:style style:name="P26" style:family="paragraph" style:parent-style-name="Standard" style:list-style-name="L1">
      <style:paragraph-properties fo:line-height="200%"/>
      <style:text-properties officeooo:rsid="001f2399" officeooo:paragraph-rsid="001f2399"/>
    </style:style>
    <style:style style:name="P27" style:family="paragraph" style:parent-style-name="Standard" style:list-style-name="L1">
      <style:paragraph-properties fo:line-height="200%"/>
      <style:text-properties officeooo:rsid="000f7220" officeooo:paragraph-rsid="000f7220"/>
    </style:style>
    <style:style style:name="P28" style:family="paragraph" style:parent-style-name="Standard" style:list-style-name="L1">
      <style:paragraph-properties fo:line-height="200%"/>
      <style:text-properties officeooo:rsid="0020dc1e" officeooo:paragraph-rsid="0020dc1e"/>
    </style:style>
    <style:style style:name="P29" style:family="paragraph" style:parent-style-name="Standard" style:list-style-name="L1">
      <style:paragraph-properties fo:line-height="200%"/>
      <style:text-properties officeooo:rsid="00216fb5" officeooo:paragraph-rsid="00216fb5"/>
    </style:style>
    <style:style style:name="P30" style:family="paragraph" style:parent-style-name="Standard" style:list-style-name="L1">
      <style:paragraph-properties fo:line-height="200%"/>
      <style:text-properties officeooo:rsid="00222d97" officeooo:paragraph-rsid="00222d97"/>
    </style:style>
    <style:style style:name="P31" style:family="paragraph" style:parent-style-name="Standard" style:list-style-name="L1">
      <style:paragraph-properties fo:line-height="200%"/>
      <style:text-properties officeooo:rsid="0012b82f" officeooo:paragraph-rsid="0012b82f"/>
    </style:style>
    <style:style style:name="P32" style:family="paragraph" style:parent-style-name="Standard" style:list-style-name="L1">
      <style:paragraph-properties fo:line-height="200%"/>
      <style:text-properties officeooo:rsid="0012b82f" officeooo:paragraph-rsid="001323e6"/>
    </style:style>
    <style:style style:name="P33" style:family="paragraph" style:parent-style-name="Standard" style:list-style-name="L1">
      <style:paragraph-properties fo:line-height="200%"/>
      <style:text-properties officeooo:rsid="00156a0c" officeooo:paragraph-rsid="00156a0c"/>
    </style:style>
    <style:style style:name="P34" style:family="paragraph" style:parent-style-name="Standard" style:list-style-name="L1">
      <style:paragraph-properties fo:line-height="200%"/>
      <style:text-properties officeooo:rsid="00157895" officeooo:paragraph-rsid="00157895"/>
    </style:style>
    <style:style style:name="P35" style:family="paragraph" style:parent-style-name="Standard" style:list-style-name="L1">
      <style:paragraph-properties fo:line-height="200%"/>
      <style:text-properties officeooo:paragraph-rsid="001323e6"/>
    </style:style>
    <style:style style:name="P36" style:family="paragraph" style:parent-style-name="Standard" style:list-style-name="L1">
      <style:paragraph-properties fo:line-height="200%"/>
      <style:text-properties officeooo:rsid="002547d9" officeooo:paragraph-rsid="002547d9"/>
    </style:style>
    <style:style style:name="P37" style:family="paragraph" style:parent-style-name="Standard" style:list-style-name="L1">
      <style:paragraph-properties fo:line-height="200%"/>
      <style:text-properties officeooo:rsid="0028c6bd" officeooo:paragraph-rsid="0028c6bd"/>
    </style:style>
    <style:style style:name="P38" style:family="paragraph" style:parent-style-name="Standard" style:list-style-name="L1">
      <style:paragraph-properties fo:line-height="200%"/>
      <style:text-properties officeooo:rsid="002ba249" officeooo:paragraph-rsid="002ba249"/>
    </style:style>
    <style:style style:name="P39" style:family="paragraph" style:parent-style-name="Standard" style:list-style-name="L1">
      <style:paragraph-properties fo:line-height="200%"/>
      <style:text-properties officeooo:rsid="002f2937" officeooo:paragraph-rsid="002f2937"/>
    </style:style>
    <style:style style:name="P40" style:family="paragraph" style:parent-style-name="Standard" style:list-style-name="L1">
      <style:paragraph-properties fo:line-height="200%" fo:break-before="page"/>
      <style:text-properties officeooo:rsid="0008170b" officeooo:paragraph-rsid="0008170b"/>
    </style:style>
    <style:style style:name="P41" style:family="paragraph" style:parent-style-name="Standard" style:list-style-name="L1">
      <style:paragraph-properties fo:line-height="200%" fo:break-before="page"/>
      <style:text-properties officeooo:rsid="0010f940" officeooo:paragraph-rsid="0010f940"/>
    </style:style>
    <style:style style:name="T1" style:family="text">
      <style:text-properties officeooo:rsid="0007ac8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8170b"/>
    </style:style>
    <style:style style:name="T4" style:family="text">
      <style:text-properties officeooo:rsid="000955fa"/>
    </style:style>
    <style:style style:name="T5" style:family="text">
      <style:text-properties officeooo:rsid="000983cb"/>
    </style:style>
    <style:style style:name="T6" style:family="text">
      <style:text-properties officeooo:rsid="000baf97"/>
    </style:style>
    <style:style style:name="T7" style:family="text">
      <style:text-properties officeooo:rsid="000be89c"/>
    </style:style>
    <style:style style:name="T8" style:family="text">
      <style:text-properties style:text-underline-style="none" officeooo:rsid="000be89c"/>
    </style:style>
    <style:style style:name="T9" style:family="text">
      <style:text-properties officeooo:rsid="000d48eb"/>
    </style:style>
    <style:style style:name="T10" style:family="text">
      <style:text-properties officeooo:rsid="000f7220"/>
    </style:style>
    <style:style style:name="T11" style:family="text">
      <style:text-properties officeooo:rsid="0010f940"/>
    </style:style>
    <style:style style:name="T12" style:family="text">
      <style:text-properties officeooo:rsid="0012b82f"/>
    </style:style>
    <style:style style:name="T13" style:family="text">
      <style:text-properties officeooo:rsid="001323e6"/>
    </style:style>
    <style:style style:name="T14" style:family="text">
      <style:text-properties officeooo:rsid="001412f9"/>
    </style:style>
    <style:style style:name="T15" style:family="text">
      <style:text-properties officeooo:rsid="00156a0c"/>
    </style:style>
    <style:style style:name="T16" style:family="text">
      <style:text-properties officeooo:rsid="00157895"/>
    </style:style>
    <style:style style:name="T17" style:family="text">
      <style:text-properties officeooo:rsid="0016f1a8"/>
    </style:style>
    <style:style style:name="T18" style:family="text">
      <style:text-properties officeooo:rsid="0018e23b"/>
    </style:style>
    <style:style style:name="T19" style:family="text">
      <style:text-properties officeooo:rsid="00199771"/>
    </style:style>
    <style:style style:name="T20" style:family="text">
      <style:text-properties officeooo:rsid="001a23ed"/>
    </style:style>
    <style:style style:name="T21" style:family="text">
      <style:text-properties officeooo:rsid="001b461c"/>
    </style:style>
    <style:style style:name="T22" style:family="text">
      <style:text-properties officeooo:rsid="001c78e9"/>
    </style:style>
    <style:style style:name="T23" style:family="text">
      <style:text-properties officeooo:rsid="001dd322"/>
    </style:style>
    <style:style style:name="T24" style:family="text">
      <style:text-properties officeooo:rsid="001e45a6"/>
    </style:style>
    <style:style style:name="T25" style:family="text">
      <style:text-properties officeooo:rsid="001f2399"/>
    </style:style>
    <style:style style:name="T26" style:family="text">
      <style:text-properties officeooo:rsid="0020dc1e"/>
    </style:style>
    <style:style style:name="T27" style:family="text">
      <style:text-properties officeooo:rsid="00216fb5"/>
    </style:style>
    <style:style style:name="T28" style:family="text">
      <style:text-properties officeooo:rsid="00222d97"/>
    </style:style>
    <style:style style:name="T29" style:family="text">
      <style:text-properties officeooo:rsid="0023937e"/>
    </style:style>
    <style:style style:name="T30" style:family="text">
      <style:text-properties officeooo:rsid="002547d9"/>
    </style:style>
    <style:style style:name="T31" style:family="text">
      <style:text-properties officeooo:rsid="0025adb5"/>
    </style:style>
    <style:style style:name="T32" style:family="text">
      <style:text-properties officeooo:rsid="0027a0ab"/>
    </style:style>
    <style:style style:name="T33" style:family="text">
      <style:text-properties officeooo:rsid="0028c6bd"/>
    </style:style>
    <style:style style:name="T34" style:family="text">
      <style:text-properties officeooo:rsid="0029eef9"/>
    </style:style>
    <style:style style:name="T35" style:family="text">
      <style:text-properties officeooo:rsid="002ba249"/>
    </style:style>
    <style:style style:name="T36" style:family="text">
      <style:text-properties officeooo:rsid="002cd43e"/>
    </style:style>
    <style:style style:name="T37" style:family="text">
      <style:text-properties officeooo:rsid="002d94f6"/>
    </style:style>
    <style:style style:name="T38" style:family="text">
      <style:text-properties officeooo:rsid="002f29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jandro López Herrador</text:p>
      <text:p text:style-name="P1">Les següents interrelacions són 1:1, 1:N o N:M? (Per aquest exercici considerarem que només volem guardar la informació actual, no tindrem en compte anys anteriors, cursos anteriors o adreces anteriors)</text:p>
      <text:p text:style-name="P1"/>
      <text:list xml:id="list2892398975" text:style-name="L1">
        <text:list-item>
          <text:p text:style-name="P3">Cotxes i Matrículues <text:span text:style-name="T1">1:1</text:span></text:p>
          <text:p text:style-name="P4">1) Quantes matricules te cada cotxe?</text:p>
          <text:p text:style-name="P4">1</text:p>
          <text:p text:style-name="P4">2) quants cotxes te cada matricula?</text:p>
          <text:p text:style-name="P4">1</text:p>
        </text:list-item>
        <text:list-item>
          <text:p text:style-name="P3">Cotxes i multes <text:span text:style-name="T1">N:1</text:span></text:p>
          <text:p text:style-name="P4">1) Quantes multes te cada cotxe?</text:p>
          <text:p text:style-name="P4">N</text:p>
          <text:p text:style-name="P4">2) quants cotxes te cada multa?</text:p>
          <text:p text:style-name="P4">1</text:p>
        </text:list-item>
        <text:list-item>
          <text:p text:style-name="P3">Productes i fabricants <text:span text:style-name="T1">1:N </text:span><text:span text:style-name="T18">o N:M</text:span></text:p>
          <text:p text:style-name="P4">1) Quants fabricants te cada producte?</text:p>
          <text:p text:style-name="P4">1</text:p>
          <text:p text:style-name="P4">2) quants productes te cada fabricant?</text:p>
          <text:p text:style-name="P4">n</text:p>
        </text:list-item>
        <text:list-item>
          <text:p text:style-name="P3">Clients i venedors <text:span text:style-name="T3">1:N</text:span></text:p>
          <text:p text:style-name="P4">1) Quant<text:span text:style-name="T3">s venedors</text:span> te cada <text:span text:style-name="T3">client</text:span>?</text:p>
          <text:p text:style-name="P4">1</text:p>
          <text:p text:style-name="P4">2) quants <text:span text:style-name="T3">clients</text:span> te cada <text:span text:style-name="T3">venedor</text:span>?</text:p>
          <text:p text:style-name="P18">N</text:p>
          <text:p text:style-name="P40"/>
        </text:list-item>
        <text:list-item>
          <text:p text:style-name="P3">Productes i venedors <text:span text:style-name="T19">N:M</text:span></text:p>
          <text:p text:style-name="P5">1) Quants <text:span text:style-name="T4">venedors</text:span> te cada <text:span text:style-name="T4">producte</text:span>?</text:p>
          <text:p text:style-name="P19">N</text:p>
          <text:p text:style-name="P5">2) quants <text:span text:style-name="T4">productes</text:span> te cada <text:span text:style-name="T4">venedor</text:span>?</text:p>
          <text:p text:style-name="P21">M</text:p>
        </text:list-item>
        <text:list-item>
          <text:p text:style-name="P3">Productes i factures <text:span text:style-name="T19">N:M</text:span></text:p>
          <text:p text:style-name="P6">1) Quantes <text:span text:style-name="T5">factures</text:span> te cada <text:span text:style-name="T5">producte</text:span>?</text:p>
          <text:p text:style-name="P21">N</text:p>
          <text:p text:style-name="P6">2) quants <text:span text:style-name="T5">productes</text:span> te cada <text:span text:style-name="T5">factura</text:span>?</text:p>
          <text:p text:style-name="P21">M</text:p>
        </text:list-item>
        <text:list-item>
          <text:p text:style-name="P3">Productes i clients <text:span text:style-name="T19">N:M</text:span></text:p>
          <text:p text:style-name="P7">1) Quant<text:span text:style-name="T6">s clients </text:span><text:span text:style-name="T20">compren </text:span>cada <text:span text:style-name="T6">producte</text:span>?</text:p>
          <text:p text:style-name="P21">N</text:p>
          <text:p text:style-name="P8">2) quants <text:span text:style-name="T6">productes</text:span> <text:span text:style-name="T20">compra</text:span> cada <text:span text:style-name="T6">client</text:span>?</text:p>
          <text:p text:style-name="P21">M</text:p>
        </text:list-item>
        <text:list-item>
          <text:p text:style-name="P3">Productes i <text:span text:style-name="T2">TipusProductes </text:span><text:span text:style-name="T8"><text:s/>1:N</text:span></text:p>
          <text:p text:style-name="P9">1) Quants <text:span text:style-name="T7">tipus de productes</text:span> <text:span text:style-name="T20">te</text:span> cada <text:span text:style-name="T7">producte</text:span>?</text:p>
          <text:p text:style-name="P22">1</text:p>
          <text:p text:style-name="P9">2) quants <text:span text:style-name="T7">productes </text:span><text:span text:style-name="T21">són de</text:span> cada <text:span text:style-name="T7">tipus de producte</text:span>?</text:p>
          <text:p text:style-name="P20">N</text:p>
        </text:list-item>
        <text:list-item>
          <text:p text:style-name="P3">Clients i TipusClients <text:span text:style-name="T7">N:1 ?? DUDA</text:span></text:p>
          <text:p text:style-name="P9">1) Quantes <text:span text:style-name="T7">tipus de clients</text:span> te cada <text:span text:style-name="T7">client</text:span>?</text:p>
          <text:p text:style-name="P22">N</text:p>
          <text:p text:style-name="P9">2) quants <text:span text:style-name="T7">clients</text:span> te cada <text:span text:style-name="T7">tipus de clients</text:span>?</text:p>
          <text:p text:style-name="P22">1</text:p>
        </text:list-item>
        <text:list-item>
          <text:p text:style-name="P3"><text:soft-page-break/>Clients i Localitat <text:span text:style-name="T7">1:N</text:span></text:p>
          <text:p text:style-name="P9">1) Quant<text:span text:style-name="T7">es localitats</text:span> te cada c<text:span text:style-name="T7">lient</text:span>?</text:p>
          <text:p text:style-name="P9">1</text:p>
          <text:p text:style-name="P9">2) quants c<text:span text:style-name="T7">lients</text:span> te cada <text:span text:style-name="T7">localitat</text:span>?</text:p>
          <text:p text:style-name="P22">N</text:p>
        </text:list-item>
        <text:list-item>
          <text:p text:style-name="P3">Alumnat i CiclesFormatius <text:span text:style-name="T23">N</text:span><text:span text:style-name="T9">:N</text:span></text:p>
          <text:p text:style-name="P10">1) Quants <text:span text:style-name="T9">cicles formatius </text:span><text:span text:style-name="T22">estudia</text:span> cada <text:span text:style-name="T9">alumne</text:span>?</text:p>
          <text:p text:style-name="P23">N</text:p>
          <text:p text:style-name="P10">2) quants <text:span text:style-name="T9">alumnes</text:span> te cada <text:span text:style-name="T9">cicle formatiu</text:span>?</text:p>
          <text:p text:style-name="P24">N</text:p>
        </text:list-item>
        <text:list-item>
          <text:p text:style-name="P3">Alumnat i Assignatures <text:span text:style-name="T25">N:M</text:span></text:p>
          <text:p text:style-name="P11">1) Quantes <text:span text:style-name="T24">assignatures estudia</text:span> cada <text:span text:style-name="T24">alumne</text:span>?</text:p>
          <text:p text:style-name="P25">N</text:p>
          <text:p text:style-name="P11">2) <text:span text:style-name="T24">Quants alumnes estudien cada assignatura</text:span>?</text:p>
          <text:p text:style-name="P26">M</text:p>
        </text:list-item>
        <text:list-item>
          <text:p text:style-name="P3">Alumnat i Professorat <text:span text:style-name="T10">N:</text:span><text:span text:style-name="T26">M</text:span></text:p>
          <text:p text:style-name="P11">1) Quant<text:span text:style-name="T10">s profes</text:span> te cada <text:span text:style-name="T10">alumne</text:span>?</text:p>
          <text:p text:style-name="P27">N</text:p>
          <text:p text:style-name="P11">2) quants <text:span text:style-name="T10">alumnes</text:span> te cada <text:span text:style-name="T10">profesor</text:span>?</text:p>
          <text:p text:style-name="P28">M</text:p>
        </text:list-item>
        <text:list-item>
          <text:p text:style-name="P3">Alumnat i CentresEducatius <text:span text:style-name="T27">N</text:span><text:span text:style-name="T11">:</text:span><text:span text:style-name="T28">M</text:span></text:p>
          <text:p text:style-name="P12">1) <text:span text:style-name="T28">A quants centres estudia cada alumne</text:span>?</text:p>
          <text:p text:style-name="P29">N</text:p>
          <text:p text:style-name="P12">2) quants <text:span text:style-name="T11">alumnes</text:span> <text:span text:style-name="T28">estudien a </text:span>cada <text:span text:style-name="T11">centre educatiu</text:span>?</text:p>
          <text:p text:style-name="P30">M</text:p>
          <text:p text:style-name="P41"/>
        </text:list-item>
        <text:list-item>
          <text:p text:style-name="P3">Usuaris i missatges de mail enviats <text:span text:style-name="T12">N:1 </text:span></text:p>
          <text:p text:style-name="P12">1) Quant<text:span text:style-name="T12">s missatges de mail enviats</text:span> te cada <text:span text:style-name="T12">usuari</text:span>?</text:p>
          <text:p text:style-name="P31">N</text:p>
          <text:p text:style-name="P12">2) quants <text:span text:style-name="T12">usuarius</text:span> te cada <text:span text:style-name="T12">missatge de mail </text:span>?</text:p>
          <text:p text:style-name="P31">1</text:p>
        </text:list-item>
        <text:list-item>
          <text:p text:style-name="P3">Usuaris i missatges de mail rebuts <text:span text:style-name="T13">N:</text:span><text:span text:style-name="T30">M</text:span></text:p>
          <text:p text:style-name="P13">1) Quant<text:span text:style-name="T12">s missatges </text:span><text:span text:style-name="T29">ha </text:span><text:span text:style-name="T13">rebuts</text:span> cada <text:span text:style-name="T12">usuari</text:span>?</text:p>
          <text:p text:style-name="P32">N</text:p>
          <text:p text:style-name="P35"><text:span text:style-name="T1">2) quants </text:span><text:span text:style-name="T12">usuarius</text:span><text:span text:style-name="T1"> </text:span><text:span text:style-name="T29">han rebut cada missatge</text:span><text:span text:style-name="T1">?</text:span></text:p>
          <text:p text:style-name="P36">M</text:p>
        </text:list-item>
        <text:list-item>
          <text:p text:style-name="P3">Pacients i doctors <text:span text:style-name="T33">N</text:span><text:span text:style-name="T14">:</text:span><text:span text:style-name="T33">M</text:span></text:p>
          <text:p text:style-name="P14">1) Quant<text:span text:style-name="T12">s </text:span><text:span text:style-name="T14">doctors</text:span><text:span text:style-name="T12"> </text:span><text:span text:style-name="T31">atenan a</text:span> cada <text:span text:style-name="T14">pacient</text:span>?</text:p>
          <text:p text:style-name="P37">N</text:p>
          <text:p text:style-name="P14">2) quants <text:span text:style-name="T14">pacients</text:span> <text:span text:style-name="T32">aten cada</text:span> <text:span text:style-name="T14">doctor</text:span><text:span text:style-name="T12"> </text:span>?</text:p>
          <text:p text:style-name="P37">M</text:p>
        </text:list-item>
        <text:list-item>
          <text:p text:style-name="P3">Doctors i especialitats <text:span text:style-name="T15">N:</text:span><text:span text:style-name="T35">M</text:span></text:p>
          <text:p text:style-name="P15">1) Quant<text:span text:style-name="T34">es</text:span><text:span text:style-name="T15"> especialitats</text:span><text:span text:style-name="T12"> </text:span>te cada <text:span text:style-name="T15">doctor</text:span>?</text:p>
          <text:p text:style-name="P33">N</text:p>
          <text:p text:style-name="P15">2) quants <text:span text:style-name="T15">doctors</text:span> <text:span text:style-name="T34">hi ha a</text:span> cada <text:span text:style-name="T15">especialitat</text:span><text:span text:style-name="T12"> </text:span>?</text:p>
          <text:p text:style-name="P38">M</text:p>
        </text:list-item>
        <text:list-item>
          <text:p text:style-name="P3">Pacients i <text:span text:style-name="T37">resultat de </text:span>prov<text:span text:style-name="T37">a</text:span> mèd<text:span text:style-name="T37">ica</text:span> <text:span text:style-name="T16">N:1</text:span></text:p>
          <text:p text:style-name="P16">1) Quant<text:span text:style-name="T16">es proves mediques</text:span><text:span text:style-name="T12"> </text:span><text:span text:style-name="T36">li han fet</text:span> <text:span text:style-name="T36">a </text:span>cada <text:span text:style-name="T14">pacient</text:span>?</text:p>
          <text:p text:style-name="P34">N</text:p>
          <text:p text:style-name="P16">2) <text:span text:style-name="T37">De quants pacients és el resultat de la prova mèdica</text:span><text:span text:style-name="T12"> </text:span>?</text:p>
          <text:p text:style-name="P34">1</text:p>
        </text:list-item>
        <text:list-item>
          <text:p text:style-name="P3"><text:soft-page-break/>Pacients i centres d'atenció mèdica <text:span text:style-name="T38">N:M</text:span></text:p>
          <text:p text:style-name="P17">1) Quant<text:span text:style-name="T12">s </text:span><text:span text:style-name="T17">centres d’atenció mèdica</text:span><text:span text:style-name="T12"> </text:span>te cada <text:span text:style-name="T14">pacient</text:span>?</text:p>
          <text:p text:style-name="P39">N</text:p>
          <text:p text:style-name="P17">2) quants <text:span text:style-name="T14">pacients</text:span> te cada <text:span text:style-name="T17">centre</text:span><text:span text:style-name="T12"> </text:span>?</text:p>
          <text:p text:style-name="P39">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0T19:17:35.019000000</meta:creation-date>
    <dc:date>2020-10-06T11:42:49.287220022</dc:date>
    <meta:editing-duration>PT1H19M49S</meta:editing-duration>
    <meta:editing-cycles>39</meta:editing-cycles>
    <meta:generator>LibreOffice/6.4.6.2$Linux_X86_64 LibreOffice_project/40$Build-2</meta:generator>
    <meta:document-statistic meta:table-count="0" meta:image-count="0" meta:object-count="0" meta:page-count="5" meta:paragraph-count="102" meta:word-count="468" meta:character-count="2517" meta:non-whitespace-character-count="2169"/>
  </office:meta>
</office:document-meta>
</file>